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uardedObject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uardedObject.GuardedObject( java . lang . Object var0 , java . security . Guard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